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ik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program pro zpracování textu)<text:tab/>5</text:a></text:p>
            <text:p text:style-name="P83"><text:a xlink:type="simple" xlink:href="#__RefHeading__22009_697337876" text:style-name="Index_20_Link" text:visited-style-name="Index_20_Link">Calc (tabulkový kalkulátor)<text:tab/>5</text:a></text:p>
            <text:p text:style-name="P83"><text:a xlink:type="simple" xlink:href="#__RefHeading__22011_697337876" text:style-name="Index_20_Link" text:visited-style-name="Index_20_Link">Impress (program na tvorbu prezentací)<text:tab/>5</text:a></text:p>
            <text:p text:style-name="P83"><text:a xlink:type="simple" xlink:href="#__RefHeading__22013_697337876" text:style-name="Index_20_Link" text:visited-style-name="Index_20_Link">Draw (program na kreslení vektorové grafiky)<text:tab/>5</text:a></text:p>
            <text:p text:style-name="P83"><text:a xlink:type="simple" xlink:href="#__RefHeading__22015_697337876" text:style-name="Index_20_Link" text:visited-style-name="Index_20_Link">Base (databázový program)<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program pro zpracování textu)<text:bookmark-end text:name="__RefHeading__22007_697337876"/></text:h>
      <text:p text:style-name="Text_20_body">Writer je na funkce bohatý nástroj pro vytváření listů, knih, zpráv, brožur a jiných dokumentů. Do dokumentů programu Writer je možné vkládat obrázky a objekty z jiných program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kalkulátor)<text:bookmark-end text:name="__RefHeading__22009_697337876"/></text:h>
      <text:p text:style-name="Text_20_body">Calc poskytuje nástroje na pokročilé analýzy, kreslení grafů nebo funkce na podporu rozhodování, tedy vše, co se očekává od vyspělého tabulkového kalkulátoru. Obsahuje mimo jiné více než <text:span text:style-name="T86">5</text:span>00 funkcí umožňující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ogram na tvorbu prezentací)<text:bookmark-end text:name="__RefHeading__22011_697337876"/></text:h>
      <text:p text:style-name="Text_20_body">Impress poskytuje všechny běžné nástroje pro tvorbu prezentací včetně speciálních efektů, animací a kreslicích nástrojů. Díky propojení s programy LibreOffice Draw a Math v něm můžeme používat pokročilé kreslicí funkce. Prezentace mohou být vylepšeny pomocí speciálních textových efektů písmomalby, zvuky a video klipy. Impress je kompatibilní s formátem programu Microsoft PowerPoint a dokáže ukládat prezentace v různých grafických formátech.</text:p>
      <text:h text:style-name="Heading_20_2" text:outline-level="2"><text:bookmark-start text:name="__RefHeading__22013_697337876"/>Draw (program na kreslení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programech LibreOffice, je také možné vytvářet vlastní ilustrační obrázky a přidávat je do galerie. Program Draw dokáže importovat a ukládat grafiku v <text:span text:style-name="T38">mnoha</text:span> formátech včetně formátů PNG, <text:span text:style-name="T86">GIF, JPEG, BMP, TIFF, SVG, </text:span>HTML a PDF.</text:p>
      <text:h text:style-name="Heading_20_2" text:outline-level="2"><text:bookmark-start text:name="__RefHeading__22015_697337876"/>Base (databázový program)<text:bookmark-end text:name="__RefHeading__22015_697337876"/></text:h>
      <text:p text:style-name="P40">Base poskytuje ve snadno použitelném rozhraní nástroje pro každodenní práci s databázemi. Můžeme v něm vytvářet a upravovat formuláře, sestavy, dotazy, tabulky, pohledy a relace, správa relační databáze je tedy stejná jako v jiných databázových programech. Program Base poskytuje mnoho nových funkcí, jako například možnost analýzy a úpravy relací pomocí diagramů. Program Base obsahuje dva databázové stroje, HSQLDB a <text:span text:style-name="T86">Firebird</text:span>.  Může však použít i PostgreSQL, dBASE, Microsoft Access, MySQL, Oracle nebo jinou databázi komunikující přes ODBC nebo JDBC. Program Bas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program nejčastěji využívá k vytváření vzorců v dokumentech programů Writer a Impress, lze jej použít i jako samostatný nástroj. Vzorce je možné uložit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Programy balíku LibreOffice jsou navzájem velmi dobře propojeny.</text:p>
        </text:list-item>
      </text:list>
      <text:list xml:id="list3512215633" text:style-name="List_20_2">
        <text:list-item>
          <text:p text:style-name="P102">Všechny programy sdílí kontrolu pravopisu a další nástroje, které se využívají napříč celým balíkem. Například kreslicí nástroje dostupné v programu Writer se nacházejí také v programu Calc, a v podobné, navíc rozšířené verzi, i v programech Impress a Draw.</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Obvykle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balík LibreOffice poskytuj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č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n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program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program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program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program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program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programu Writer</text:p></draw:text-box></draw:frame></text:p>
      <text:p text:style-name="P5">Všechny <text:span text:style-name="T86">čtyři </text:span>programy obsahují karty Vlastnosti, Styly a formátování, Galerie a Navigátor. programy obsahují karty Vlastnosti, Styly a formátování, Galerie a Navigátor, například <text:span text:style-name="T86">Stránka ve Writeru; </text:span>Předloha <text:span text:style-name="T38">stránky</text:span>, Vlastní animace a Přechod mezi snímky v programu Impress; <text:span text:style-name="T38">Tvary</text:span> v <text:span text:style-name="T38">Draw</text:span>; a Funkce v program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File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 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 <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M</text:span>.</text:p>
        </text:list-item>
        <text:list-item>
          <text:p text:style-name="P129">LibreOffice spustíme z příkazové řádky s přepínačem <text:span text:style-name="Code">--safe-mode</text:span>.</text:p>
        </text:list-item>
        <text:list-item>
          <text:p text:style-name="P130"><text:span text:style-name="T82">P</text:span>ouze na Windows můžeme vybrat ze start menu položku <text:span text:style-name="Strong_20_Emphasis">LibreOffice (Nouzový režim)</text:span>.</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pokud má </text:span><text:span text:style-name="T41">uživatel</text:span><text:span text:style-name="T9"/><text:span text:style-name="T10"/><text:span text:style-name="T9"> odpovídající přístupová práva k systému.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